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-BoldMT" svg:font-family="Arial-BoldMT"/>
    <style:font-face style:name="OpenSymbol" svg:font-family="OpenSymbol"/>
    <style:font-face style:name="Tahoma1" svg:font-family="Tahoma"/>
    <style:font-face style:name="TimesNewRomanPS-BoldMT" svg:font-family="TimesNewRomanPS-BoldMT"/>
    <style:font-face style:name="TimesNewRomanPSMT" svg:font-family="TimesNewRomanPSMT" style:font-family-generic="roman"/>
    <style:font-face style:name="TimesNewRomanPS-BoldItalicMT" svg:font-family="TimesNewRomanPS-BoldItalicMT" style:font-family-generic="script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249cm" style:rel-column-width="16383*"/>
    </style:style>
    <style:style style:name="Tabelle1.D" style:family="table-column">
      <style:table-column-properties style:column-width="4.251cm" style:rel-column-width="16386*"/>
    </style:style>
    <style:style style:name="Tabelle1.A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.013cm" fo:margin-left="0cm" fo:margin-right="-0.012cm" table:align="margins"/>
    </style:style>
    <style:style style:name="Tabelle2.A" style:family="table-column">
      <style:table-column-properties style:column-width="3.889cm" style:rel-column-width="14982*"/>
    </style:style>
    <style:style style:name="Tabelle2.B" style:family="table-column">
      <style:table-column-properties style:column-width="7.444cm" style:rel-column-width="28673*"/>
    </style:style>
    <style:style style:name="Tabelle2.C" style:family="table-column">
      <style:table-column-properties style:column-width="5.68cm" style:rel-column-width="21880*"/>
    </style:style>
    <style:style style:name="Tabelle2.A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3" style:family="table-row">
      <style:table-row-properties style:min-row-height="1.009cm"/>
    </style:style>
    <style:style style:name="Tabelle2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e3" style:family="table">
      <style:table-properties style:width="17.029cm" fo:margin-left="-0.016cm" fo:margin-right="-0.012cm" table:align="margins"/>
    </style:style>
    <style:style style:name="Tabelle3.A" style:family="table-column">
      <style:table-column-properties style:column-width="2.461cm" style:rel-column-width="9469*"/>
    </style:style>
    <style:style style:name="Tabelle3.B" style:family="table-column">
      <style:table-column-properties style:column-width="8.202cm" style:rel-column-width="31565*"/>
    </style:style>
    <style:style style:name="Tabelle3.C" style:family="table-column">
      <style:table-column-properties style:column-width="2.937cm" style:rel-column-width="11302*"/>
    </style:style>
    <style:style style:name="Tabelle3.D" style:family="table-column">
      <style:table-column-properties style:column-width="3.429cm" style:rel-column-width="13199*"/>
    </style:style>
    <style:style style:name="Tabelle3.A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TimesNewRomanPS-BoldItalicMT" fo:font-size="16pt" fo:font-style="italic" fo:font-weight="bold" style:font-name-asian="TimesNewRomanPS-BoldItalicMT" style:font-size-asian="16pt" style:font-style-asian="italic" style:font-weight-asian="bold" style:font-name-complex="TimesNewRomanPS-BoldItalicMT" style:font-size-complex="16pt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NewRomanPSMT" fo:font-size="10pt" officeooo:rsid="001b5cae" officeooo:paragraph-rsid="001b5cae" style:font-name-asian="TimesNewRomanPSMT" style:font-size-asian="10pt" style:font-name-complex="TimesNewRomanPSM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Times New Roman1" fo:font-size="14pt" fo:font-weight="bold" style:font-name-asian="TimesNewRomanPS-BoldMT" style:font-size-asian="14pt" style:font-weight-asian="bold" style:font-name-complex="TimesNewRomanPS-BoldMT" style:font-size-complex="14pt" style:font-weight-complex="bold"/>
    </style:style>
    <style:style style:name="P4" style:family="paragraph" style:parent-style-name="Standard">
      <style:paragraph-properties style:text-autospace="none"/>
      <style:text-properties style:font-name="Times New Roman1" fo:font-size="14pt" fo:font-weight="bold" style:font-name-asian="TimesNewRomanPS-BoldMT" style:font-size-asian="14pt" style:font-weight-asian="bold" style:font-name-complex="TimesNewRomanPS-BoldMT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1" fo:font-size="12pt" fo:font-style="normal" style:text-underline-style="none" fo:font-weight="normal" style:font-name-asian="TimesNewRomanPSMT" style:font-size-asian="12pt" style:font-style-asian="normal" style:font-weight-asian="normal" style:font-name-complex="TimesNewRomanPSMT" style:font-size-complex="12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1" fo:font-size="12pt" fo:font-style="normal" style:text-underline-style="none" fo:font-weight="normal" officeooo:rsid="001de7a8" officeooo:paragraph-rsid="001de7a8" style:font-name-asian="TimesNewRomanPS-BoldMT" style:font-size-asian="12pt" style:font-style-asian="normal" style:font-weight-asian="normal" style:font-name-complex="TimesNewRomanPS-BoldMT" style:font-size-complex="12pt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Times New Roman1" fo:font-size="12pt" fo:font-style="normal" style:text-underline-style="none" fo:font-weight="normal" officeooo:rsid="002007e7" officeooo:paragraph-rsid="002007e7" style:font-name-asian="TimesNewRomanPS-BoldMT" style:font-size-asian="12pt" style:font-style-asian="normal" style:font-weight-asian="normal" style:font-name-complex="TimesNewRomanPS-BoldMT" style:font-size-complex="12pt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Times New Roman1" fo:font-size="16pt" fo:font-style="normal" fo:font-weight="bold" style:font-name-asian="TimesNewRomanPS-BoldItalicMT" style:font-size-asian="16pt" style:font-style-asian="normal" style:font-weight-asian="bold" style:font-name-complex="TimesNewRomanPS-BoldItalicMT" style:font-size-complex="16pt" style:font-style-complex="normal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TimesNewRomanPS-BoldItalicMT" fo:font-size="16pt" style:font-name-asian="TimesNewRomanPS-BoldItalicMT" style:font-size-asian="16pt" style:font-name-complex="TimesNewRomanPS-BoldItalicMT" style:font-size-complex="16pt"/>
    </style:style>
    <style:style style:name="P10" style:family="paragraph" style:parent-style-name="Table_20_Contents">
      <loext:graphic-properties draw:fill="solid" draw:fill-color="#c0c0c0"/>
      <style:paragraph-properties fo:text-align="center" style:justify-single-word="false" fo:background-color="#c0c0c0"/>
      <style:text-properties style:font-name="TimesNewRomanPS-BoldItalicMT" fo:font-size="16pt" style:font-name-asian="TimesNewRomanPS-BoldItalicMT" style:font-size-asian="16pt" style:font-name-complex="TimesNewRomanPS-BoldItalicMT" style:font-size-complex="16pt"/>
    </style:style>
    <style:style style:name="P11" style:family="paragraph" style:parent-style-name="Table_20_Contents">
      <style:paragraph-properties fo:text-align="center" style:justify-single-word="false"/>
      <style:text-properties style:font-name="TimesNewRomanPSMT" fo:font-size="10pt" style:font-name-asian="TimesNewRomanPSMT" style:font-size-asian="10pt" style:font-name-complex="TimesNewRomanPSM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TimesNewRomanPSMT" fo:font-size="10pt" officeooo:rsid="001b5cae" officeooo:paragraph-rsid="001b5cae" style:font-name-asian="TimesNewRomanPSMT" style:font-size-asian="10pt" style:font-name-complex="TimesNewRomanPSM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1" fo:font-size="14pt" fo:font-weight="bold" style:font-name-asian="TimesNewRomanPS-BoldItalicMT" style:font-size-asian="14pt" style:font-weight-asian="bold" style:font-name-complex="TimesNewRomanPS-BoldItalicMT" style:font-size-complex="14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1" fo:font-size="14pt" fo:font-weight="bold" style:font-name-asian="Arial-BoldMT" style:font-size-asian="14pt" style:font-weight-asian="bold" style:font-name-complex="Arial-BoldMT" style:font-size-complex="14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1" fo:font-size="12pt" style:font-name-asian="TimesNewRomanPS-BoldItalicMT" style:font-size-asian="12pt" style:font-name-complex="TimesNewRomanPS-BoldItalicM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1" fo:font-size="12pt" officeooo:rsid="001b5cae" officeooo:paragraph-rsid="001b5cae" style:font-name-asian="TimesNewRomanPS-BoldItalicMT" style:font-size-asian="12pt" style:font-name-complex="TimesNewRomanPS-BoldItalicM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1" fo:font-size="12pt" officeooo:rsid="001b5cae" officeooo:paragraph-rsid="001de7a8" style:font-name-asian="TimesNewRomanPS-BoldItalicMT" style:font-size-asian="12pt" style:font-name-complex="TimesNewRomanPS-BoldItalicM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1" fo:font-size="12pt" officeooo:rsid="001de7a8" officeooo:paragraph-rsid="001de7a8" style:font-name-asian="TimesNewRomanPS-BoldItalicMT" style:font-size-asian="12pt" style:font-name-complex="TimesNewRomanPS-BoldItalicM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1" fo:font-size="12pt" officeooo:rsid="002007e7" officeooo:paragraph-rsid="002007e7" style:font-name-asian="TimesNewRomanPS-BoldItalicMT" style:font-size-asian="12pt" style:font-name-complex="TimesNewRomanPS-BoldItalicM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1" fo:font-size="12pt" fo:font-style="normal" style:text-underline-style="none" fo:font-weight="normal" style:font-name-asian="TimesNewRomanPS-BoldItalicMT" style:font-size-asian="12pt" style:font-style-asian="normal" style:font-weight-asian="normal" style:font-name-complex="TimesNewRomanPS-BoldItalicMT" style:font-size-complex="12pt" style:font-style-complex="normal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Times New Roman1" fo:font-size="12pt" fo:font-style="normal" style:text-underline-style="none" fo:font-weight="normal" officeooo:rsid="001ceaeb" officeooo:paragraph-rsid="001ceaeb" style:font-name-asian="TimesNewRomanPS-BoldItalicMT" style:font-size-asian="12pt" style:font-style-asian="normal" style:font-weight-asian="normal" style:font-name-complex="TimesNewRomanPS-BoldItalicMT" style:font-size-complex="12pt" style:font-style-complex="normal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Times New Roman1" fo:font-size="12pt" fo:font-style="normal" style:text-underline-style="none" fo:font-weight="normal" officeooo:rsid="001de7a8" officeooo:paragraph-rsid="001de7a8" style:font-name-asian="TimesNewRomanPS-BoldItalicMT" style:font-size-asian="12pt" style:font-style-asian="normal" style:font-weight-asian="normal" style:font-name-complex="TimesNewRomanPS-BoldItalicMT" style:font-size-complex="12pt" style:font-style-complex="normal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Times New Roman1" fo:font-size="12pt" fo:font-style="normal" style:text-underline-style="none" fo:font-weight="normal" officeooo:rsid="002007e7" officeooo:paragraph-rsid="002007e7" style:font-name-asian="TimesNewRomanPS-BoldItalicMT" style:font-size-asian="12pt" style:font-style-asian="normal" style:font-weight-asian="normal" style:font-name-complex="TimesNewRomanPS-BoldItalicMT" style:font-size-complex="12pt" style:font-style-complex="normal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1" fo:font-size="10pt" fo:font-weight="normal" style:font-name-asian="TimesNewRomanPS-BoldItalicMT" style:font-size-asian="10pt" style:font-weight-asian="normal" style:font-name-complex="TimesNewRomanPS-BoldItalicMT" style:font-size-complex="10pt" style:font-weight-complex="normal"/>
    </style:style>
    <style:style style:name="P25" style:family="paragraph" style:parent-style-name="Standard">
      <style:paragraph-properties fo:margin-left="-0.123cm" fo:margin-right="-0.018cm" fo:text-align="center" style:justify-single-word="false" fo:text-indent="0cm" style:auto-text-indent="false"/>
      <style:text-properties style:font-name="TimesNewRomanPSMT" fo:font-size="10pt" officeooo:rsid="001b5cae" officeooo:paragraph-rsid="001b5cae" style:font-name-asian="TimesNewRomanPSMT" style:font-size-asian="10pt" style:font-name-complex="TimesNewRomanPSMT" style:font-size-complex="10pt"/>
    </style:style>
    <style:style style:name="P26" style:family="paragraph" style:parent-style-name="Standard">
      <style:paragraph-properties fo:text-align="start" style:justify-single-word="false"/>
      <style:text-properties style:font-name="Times New Roman1" fo:font-size="12pt" fo:font-style="normal" style:text-underline-style="none" fo:font-weight="normal" officeooo:rsid="001de7a8" officeooo:paragraph-rsid="0023813b" style:font-name-asian="TimesNewRomanPS-BoldMT" style:font-size-asian="12pt" style:font-style-asian="normal" style:font-weight-asian="normal" style:font-name-complex="TimesNewRomanPS-BoldMT" style:font-size-complex="12pt" style:font-style-complex="normal" style:font-weight-complex="normal"/>
    </style:style>
    <style:style style:name="P27" style:family="paragraph" style:parent-style-name="Standard">
      <style:paragraph-properties fo:text-align="center" style:justify-single-word="false"/>
      <style:text-properties style:font-name="Times New Roman1" fo:font-size="12pt" fo:font-style="normal" style:text-underline-style="none" fo:font-weight="normal" officeooo:rsid="0023813b" officeooo:paragraph-rsid="0023813b" style:font-name-asian="TimesNewRomanPS-BoldMT" style:font-size-asian="12pt" style:font-style-asian="normal" style:font-weight-asian="normal" style:font-name-complex="TimesNewRomanPS-BoldMT" style:font-size-complex="12pt" style:font-style-complex="normal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Times New Roman1" fo:font-size="12pt" officeooo:rsid="0023813b" officeooo:paragraph-rsid="0023813b" style:font-name-asian="TimesNewRomanPS-BoldItalicMT" style:font-size-asian="12pt" style:font-name-complex="TimesNewRomanPS-BoldItalicM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style:font-name="Times New Roman1" fo:font-size="12pt" officeooo:rsid="00254fdd" officeooo:paragraph-rsid="00254fdd" style:font-name-asian="TimesNewRomanPS-BoldItalicMT" style:font-size-asian="12pt" style:font-name-complex="TimesNewRomanPS-BoldItalicMT" style:font-size-complex="12pt"/>
    </style:style>
    <style:style style:name="P30" style:family="paragraph" style:parent-style-name="Table_20_Contents">
      <style:paragraph-properties fo:text-align="start" style:justify-single-word="false"/>
      <style:text-properties style:font-name="Times New Roman1" fo:font-size="12pt" fo:font-style="normal" style:text-underline-style="none" fo:font-weight="normal" officeooo:rsid="0023813b" officeooo:paragraph-rsid="0023813b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Times New Roman1" fo:font-size="12pt" fo:font-style="normal" style:text-underline-style="none" fo:font-weight="normal" officeooo:rsid="00254fdd" officeooo:paragraph-rsid="00254fdd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Times New Roman1" fo:font-size="12pt" fo:font-style="normal" style:text-underline-style="none" fo:font-weight="normal" officeooo:rsid="001ceaeb" officeooo:paragraph-rsid="00254fdd" style:font-name-asian="TimesNewRomanPS-BoldItalicMT" style:font-size-asian="12pt" style:font-style-asian="normal" style:font-weight-asian="normal" style:font-name-complex="TimesNewRomanPS-BoldItalicMT" style:font-size-complex="12pt" style:font-style-complex="normal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style:font-name="Times New Roman1" fo:font-size="12pt" fo:font-style="normal" style:text-underline-style="none" fo:font-weight="normal" officeooo:rsid="00279847" officeooo:paragraph-rsid="00279847" style:font-name-asian="TimesNewRomanPS-BoldItalicMT" style:font-size-asian="12pt" style:font-style-asian="normal" style:font-weight-asian="normal" style:font-name-complex="TimesNewRomanPS-BoldItalicMT" style:font-size-complex="12pt" style:font-style-complex="normal" style:font-weight-complex="normal"/>
    </style:style>
    <style:style style:name="P34" style:family="paragraph" style:parent-style-name="Text_20_body">
      <style:paragraph-properties fo:text-align="start" style:justify-single-word="false"/>
      <style:text-properties style:font-name="Times New Roman1" fo:font-size="12pt" fo:font-style="normal" style:text-underline-style="none" fo:font-weight="normal" officeooo:rsid="00254fdd" officeooo:paragraph-rsid="00254fdd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1b5cae"/>
    </style:style>
    <style:style style:name="T2" style:family="text">
      <style:text-properties officeooo:rsid="001de7a8"/>
    </style:style>
    <style:style style:name="T3" style:family="text">
      <style:text-properties officeooo:rsid="002007e7"/>
    </style:style>
    <style:style style:name="T4" style:family="text">
      <style:text-properties officeooo:rsid="0023813b"/>
    </style:style>
    <style:style style:name="T5" style:family="text">
      <style:text-properties officeooo:rsid="00254fdd"/>
    </style:style>
    <style:style style:name="T6" style:family="text">
      <style:text-properties officeooo:rsid="00273a90"/>
    </style:style>
    <style:style style:name="T7" style:family="text">
      <style:text-properties officeooo:rsid="0028426c"/>
    </style:style>
    <style:style style:name="T8" style:family="text">
      <style:text-properties officeooo:rsid="0028ee06"/>
    </style:style>
    <style:style style:name="T9" style:family="text">
      <style:text-properties officeooo:rsid="002a636b"/>
    </style:style>
    <style:style style:name="T10" style:family="text">
      <style:text-properties officeooo:rsid="002b720b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Projekt <text:span text:style-name="T1">Vindinium 25.04.2016</text:span></text:p>
      <text:p text:style-name="P1"/>
      <table:table table:name="Tabelle1" table:style-name="Tabelle1">
        <table:table-column table:style-name="Tabelle1.A" table:number-columns-repeated="3"/>
        <table:table-column table:style-name="Tabelle1.D"/>
        <table:table-row>
          <table:table-cell table:style-name="Tabelle1.A1" table:number-columns-spanned="4" office:value-type="string">
            <text:p text:style-name="P10">Sitzungsdaten</text:p>
          </table:table-cell>
          <table:covered-table-cell/>
          <table:covered-table-cell/>
          <table:covered-table-cell/>
        </table:table-row>
        <table:table-row>
          <table:table-cell table:style-name="Tabelle1.A2" office:value-type="string">
            <text:p text:style-name="P11">Datum: <text:span text:style-name="T8">25.04.2016</text:span></text:p>
          </table:table-cell>
          <table:table-cell table:style-name="Tabelle1.A2" office:value-type="string">
            <text:p text:style-name="P11">Ort: <text:span text:style-name="T1">380a</text:span></text:p>
          </table:table-cell>
          <table:table-cell table:style-name="Tabelle1.A2" office:value-type="string">
            <text:p text:style-name="P11">Beginn: 08:<text:span text:style-name="T1">15</text:span> Uhr</text:p>
          </table:table-cell>
          <table:table-cell table:style-name="Tabelle1.D2" office:value-type="string">
            <text:p text:style-name="P24">Ende: <text:span text:style-name="T1">14 Uhr</text:span></text:p>
          </table:table-cell>
        </table:table-row>
        <table:table-row>
          <table:table-cell table:style-name="Tabelle1.A2" office:value-type="string">
            <text:p text:style-name="P11">Teilnehmer</text:p>
          </table:table-cell>
          <table:table-cell table:style-name="Tabelle1.A2" office:value-type="string">
            <text:p text:style-name="P25">Eric Salomon</text:p>
            <text:p text:style-name="P25">Henning Kahl</text:p>
          </table:table-cell>
          <table:table-cell table:style-name="Tabelle1.A2" office:value-type="string">
            <text:p text:style-name="P2">Christian Rambow</text:p>
          </table:table-cell>
          <table:table-cell table:style-name="Tabelle1.D2" office:value-type="string">
            <text:p text:style-name="P11">Michael Neitzke</text:p>
          </table:table-cell>
        </table:table-row>
        <table:table-row>
          <table:table-cell table:style-name="Tabelle1.A2" table:number-columns-spanned="2" office:value-type="string">
            <text:p text:style-name="P11">Protokollführer: <text:span text:style-name="T4">Henning Kahl</text:span></text:p>
          </table:table-cell>
          <table:covered-table-cell/>
          <table:table-cell table:style-name="Tabelle1.D2" table:number-columns-spanned="2" office:value-type="string">
            <text:p text:style-name="P12">Projektleiter: <text:span text:style-name="T4">Eric Salomon</text:span></text:p>
          </table:table-cell>
          <table:covered-table-cell/>
        </table:table-row>
      </table:table>
      <text:p text:style-name="P1"/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table:number-columns-spanned="3" office:value-type="string">
            <text:p text:style-name="P10">Themenüberblick</text:p>
          </table:table-cell>
          <table:covered-table-cell/>
          <table:covered-table-cell/>
        </table:table-row>
        <table:table-row>
          <table:table-cell table:style-name="Tabelle2.A2" office:value-type="string">
            <text:p text:style-name="P13">Nr.</text:p>
          </table:table-cell>
          <table:table-cell table:style-name="Tabelle2.A2" office:value-type="string">
            <text:p text:style-name="P13">Thema</text:p>
          </table:table-cell>
          <table:table-cell table:style-name="Tabelle2.C2" office:value-type="string">
            <text:p text:style-name="P9"/>
          </table:table-cell>
        </table:table-row>
        <table:table-row table:style-name="Tabelle2.3">
          <table:table-cell table:style-name="Tabelle2.A3" office:value-type="float" office:value="1">
            <text:p text:style-name="P15">1</text:p>
          </table:table-cell>
          <table:table-cell table:style-name="Tabelle2.A2" office:value-type="string">
            <text:p text:style-name="P18">Besprechung</text:p>
          </table:table-cell>
          <table:table-cell table:style-name="Tabelle2.C2" office:value-type="string">
            <text:p text:style-name="P17">Eric Salomon, Henning Kahl, Christian Rambow</text:p>
          </table:table-cell>
        </table:table-row>
        <table:table-row>
          <table:table-cell table:style-name="Tabelle2.A3" office:value-type="float" office:value="2">
            <text:p text:style-name="P19">2</text:p>
          </table:table-cell>
          <table:table-cell table:style-name="Tabelle2.A2" office:value-type="string">
            <text:p text:style-name="P29">Spielanalyse, Rewardanpassung, Gamelogging</text:p>
          </table:table-cell>
          <table:table-cell table:style-name="Tabelle2.C2" office:value-type="string">
            <text:p text:style-name="P19">Eric Salomon, Henning Kahl, Christian Rambow</text:p>
          </table:table-cell>
        </table:table-row>
        <table:table-row>
          <table:table-cell table:style-name="Tabelle2.A2" office:value-type="string">
            <text:p text:style-name="P19">3</text:p>
          </table:table-cell>
          <table:table-cell table:style-name="Tabelle2.A2" office:value-type="string">
            <text:p text:style-name="P18">Vortrag „<text:span text:style-name="T4">Aktueller Projektstand</text:span>“</text:p>
          </table:table-cell>
          <table:table-cell table:style-name="Tabelle2.C2" office:value-type="string">
            <text:p text:style-name="P28">Gruppe PACMAN</text:p>
          </table:table-cell>
        </table:table-row>
        <table:table-row>
          <table:table-cell table:style-name="Tabelle2.A3" office:value-type="float" office:value="4">
            <text:p text:style-name="P19">4</text:p>
          </table:table-cell>
          <table:table-cell table:style-name="Tabelle2.A2" office:value-type="string">
            <text:p text:style-name="P29">Verbesserung des automatisierten Lernens (Server), weitere Rewardanpassungen, Zeitmessung, weitere Spielanalyse</text:p>
          </table:table-cell>
          <table:table-cell table:style-name="Tabelle2.C2" office:value-type="string">
            <text:p text:style-name="P16">Eric Salomon, Henning Kahl, Christian Rambow</text:p>
          </table:table-cell>
        </table:table-row>
        <table:table-row>
          <table:table-cell table:style-name="Tabelle2.A3" office:value-type="float" office:value="5">
            <text:p text:style-name="P19">5</text:p>
          </table:table-cell>
          <table:table-cell table:style-name="Tabelle2.A2" office:value-type="string">
            <text:p text:style-name="P16">Aufgabenverteilung zum nächsten Termin</text:p>
          </table:table-cell>
          <table:table-cell table:style-name="Tabelle2.C2" office:value-type="string">
            <text:p text:style-name="P16">Eric Salomon, Henning Kahl, Christian Rambow</text:p>
          </table:table-cell>
        </table:table-row>
      </table:table>
      <text:p text:style-name="P1"/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row>
          <table:table-cell table:style-name="Tabelle3.A1" table:number-columns-spanned="4" office:value-type="string">
            <text:p text:style-name="P10">Tagesordnung</text:p>
          </table:table-cell>
          <table:covered-table-cell/>
          <table:covered-table-cell/>
          <table:covered-table-cell/>
        </table:table-row>
        <table:table-row>
          <table:table-cell table:style-name="Tabelle3.A2" office:value-type="string">
            <text:p text:style-name="P13">Nr.</text:p>
          </table:table-cell>
          <table:table-cell table:style-name="Tabelle3.A2" office:value-type="string">
            <text:p text:style-name="P13">Inhalt</text:p>
          </table:table-cell>
          <table:table-cell table:style-name="Tabelle3.A2" office:value-type="string">
            <text:p text:style-name="P14">Kategorie</text:p>
          </table:table-cell>
          <table:table-cell table:style-name="Tabelle3.D2" office:value-type="string">
            <text:p text:style-name="P3">Verantwortlich</text:p>
            <text:p text:style-name="P4">/ Termin</text:p>
          </table:table-cell>
        </table:table-row>
        <table:table-row>
          <table:table-cell table:style-name="Tabelle3.A3" office:value-type="float" office:value="1">
            <text:p text:style-name="P20">1</text:p>
          </table:table-cell>
          <table:table-cell table:style-name="Tabelle3.A2" office:value-type="string">
            <text:p text:style-name="P26">Die Aufgaben zum heutigen Termin wurden präsentiert. </text:p>
            <text:p text:style-name="P26">Es wurden die Aufgaben für den heutigen Termin festgelegt.</text:p>
          </table:table-cell>
          <table:table-cell table:style-name="Tabelle3.A2" office:value-type="string">
            <text:p text:style-name="P5">Info/<text:span text:style-name="T2">Beschluss</text:span></text:p>
          </table:table-cell>
          <table:table-cell table:style-name="Tabelle3.D2" office:value-type="string">
            <text:p text:style-name="P6">Alle</text:p>
          </table:table-cell>
        </table:table-row>
        <table:table-row>
          <table:table-cell table:style-name="Tabelle3.A3" office:value-type="float" office:value="2">
            <text:p text:style-name="P23">2</text:p>
          </table:table-cell>
          <table:table-cell table:style-name="Tabelle3.A2" office:value-type="string">
            <text:p text:style-name="P31">Anhand von erkannten Fehlern im Verhalten des lernenden Bots wurden grundlegende Rewards angepasst. Das Gamelogging wurde signifikant erweitert.</text:p>
          </table:table-cell>
          <table:table-cell table:style-name="Tabelle3.A2" office:value-type="string">
            <text:p text:style-name="P23">Info/Beschluss</text:p>
          </table:table-cell>
          <table:table-cell table:style-name="Tabelle3.D2" office:value-type="string">
            <text:p text:style-name="P7">Alle</text:p>
          </table:table-cell>
        </table:table-row>
        <table:table-row>
          <table:table-cell table:style-name="Tabelle3.A3" office:value-type="float" office:value="3">
            <text:p text:style-name="P23">3</text:p>
          </table:table-cell>
          <table:table-cell table:style-name="Tabelle3.A2" office:value-type="string">
            <text:p text:style-name="P30">Gruppe PACMAN hat Ihren aktuellen Projektstand vorgestellt.</text:p>
          </table:table-cell>
          <table:table-cell table:style-name="Tabelle3.A2" office:value-type="string">
            <text:p text:style-name="P22">Info</text:p>
          </table:table-cell>
          <table:table-cell table:style-name="Tabelle3.D2" office:value-type="string">
            <text:p text:style-name="P27">Gruppe PACMAN</text:p>
          </table:table-cell>
        </table:table-row>
        <table:table-row>
          <table:table-cell table:style-name="Tabelle3.A3" office:value-type="float" office:value="4">
            <text:p text:style-name="P23">4</text:p>
          </table:table-cell>
          <table:table-cell table:style-name="Tabelle3.A2" office:value-type="string">
            <text:p text:style-name="P34">Vorher wurde alle 5min ein Spiel gestartet. Jetzt wird sofort nach Beendigung des letzten ein neues Spiel gestartet (Erhöhung der Lerngeschwindigkeit).</text:p>
            <text:p text:style-name="P34">Kleine <text:span text:style-name="T10">b</text:span>esprochene Rewardanpassungen wurden vorgenommen.</text:p>
            <text:p text:style-name="P34"><text:soft-page-break/>Zeitmessung je Durchlauf wurde durchgeführt und ins Wiki übernommen.</text:p>
            <text:p text:style-name="P34">Spielanalyse wurde weiter betrieben.</text:p>
          </table:table-cell>
          <table:table-cell table:style-name="Tabelle3.A2" office:value-type="string">
            <text:p text:style-name="P22">Info</text:p>
          </table:table-cell>
          <table:table-cell table:style-name="Tabelle3.D2" office:value-type="string">
            <text:p text:style-name="P20">Alle</text:p>
          </table:table-cell>
        </table:table-row>
        <table:table-row>
          <table:table-cell table:style-name="Tabelle3.A3" office:value-type="float" office:value="5">
            <text:p text:style-name="P23">5</text:p>
          </table:table-cell>
          <table:table-cell table:style-name="Tabelle3.A2" office:value-type="string">
            <text:p text:style-name="P21">Eric: <text:span text:style-name="T6">Erweiterung und Anpassung des Vergleichslogging für die Webgui.</text:span></text:p>
            <text:p text:style-name="P21"/>
            <text:p text:style-name="P21">Henning: <text:span text:style-name="T5">Analyse der Spiele mit Berücksichtigung des Rewardsverhältnisses. Hilfe bei Webgui.</text:span></text:p>
            <text:p text:style-name="P21"/>
            <text:p text:style-name="P32">Christian: <text:s/><text:span text:style-name="T5">Entwicklung einer Webgui als Hilfe und Anzeigemöglichkeit.</text:span></text:p>
            <text:p text:style-name="P32"/>
            <text:p text:style-name="P33">Alle: zusätzlich<text:span text:style-name="T7">e</text:span> Analyse der Spiele <text:span text:style-name="T9">und Zusammenführung der Webgui.</text:span></text:p>
          </table:table-cell>
          <table:table-cell table:style-name="Tabelle3.A2" office:value-type="string">
            <text:p text:style-name="P20">Beschluss</text:p>
          </table:table-cell>
          <table:table-cell table:style-name="Tabelle3.D2" office:value-type="string">
            <text:p text:style-name="P20">Alle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-BoldMT" svg:font-family="Arial-BoldMT"/>
    <style:font-face style:name="OpenSymbol" svg:font-family="OpenSymbol"/>
    <style:font-face style:name="Tahoma1" svg:font-family="Tahoma"/>
    <style:font-face style:name="TimesNewRomanPS-BoldMT" svg:font-family="TimesNewRomanPS-BoldMT"/>
    <style:font-face style:name="TimesNewRomanPSMT" svg:font-family="TimesNewRomanPSMT" style:font-family-generic="roman"/>
    <style:font-face style:name="TimesNewRomanPS-BoldItalicMT" svg:font-family="TimesNewRomanPS-BoldItalicMT" style:font-family-generic="script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 </meta:initial-creator>
    <meta:creation-date>2010-04-19T07:38:53.92</meta:creation-date>
    <dc:date>2016-04-25T13:39:35.283000000</dc:date>
    <meta:editing-duration>PT13H3M20S</meta:editing-duration>
    <meta:editing-cycles>19</meta:editing-cycles>
    <meta:generator>LibreOffice/4.4.5.2$Windows_x86 LibreOffice_project/a22f674fd25a3b6f45bdebf25400ed2adff0ff99</meta:generator>
    <meta:document-statistic meta:table-count="3" meta:image-count="0" meta:object-count="0" meta:page-count="2" meta:paragraph-count="64" meta:word-count="224" meta:character-count="1723" meta:non-whitespace-character-count="1561"/>
  </office:meta>
</office:document-meta>
</file>